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/>
    <style:font-face style:name="Linux Biolinum G1" svg:font-family="'Linux Biolinum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4%" draw:textarea-horizontal-align="justify" draw:textarea-vertical-align="bottom" draw:auto-grow-height="false" fo:min-height="6.1cm" fo:min-width="14.74cm"/>
      <style:paragraph-properties style:writing-mode="lr-tb"/>
    </style:style>
    <style:style style:name="gr2" style:family="graphic" style:parent-style-name="standard">
      <style:graphic-properties draw:opacity="67%" draw:textarea-horizontal-align="justify" draw:textarea-vertical-align="middle" draw:auto-grow-height="false" fo:min-height="3.56cm" fo:min-width="3.31cm"/>
      <style:paragraph-properties style:writing-mode="lr-tb"/>
    </style:style>
    <style:style style:name="gr3" style:family="graphic" style:parent-style-name="standard">
      <style:graphic-properties draw:opacity="67%" draw:textarea-horizontal-align="justify" draw:textarea-vertical-align="middle" draw:auto-grow-height="false" fo:min-height="3.56cm" fo:min-width="7.12cm"/>
      <style:paragraph-properties style:writing-mode="lr-tb"/>
    </style:style>
    <style:style style:name="P1" style:family="paragraph">
      <style:paragraph-properties fo:text-align="end"/>
      <style:text-properties style:font-name="Source Code Pro" fo:font-size="48pt" style:font-size-asian="48pt" style:font-size-complex="48pt"/>
    </style:style>
    <style:style style:name="P2" style:family="paragraph">
      <loext:graphic-properties draw:opacity="34%"/>
      <style:paragraph-properties fo:text-align="end"/>
      <style:text-properties style:font-name="Source Code Pro" fo:font-size="48pt" style:font-size-asian="48pt" style:font-size-complex="48pt"/>
    </style:style>
    <style:style style:name="P3" style:family="paragraph">
      <style:paragraph-properties fo:text-align="center"/>
      <style:text-properties style:font-name="Source Code Pro" fo:font-size="40pt"/>
    </style:style>
    <style:style style:name="P4" style:family="paragraph">
      <loext:graphic-properties draw:opacity="67%"/>
      <style:paragraph-properties fo:text-align="center"/>
      <style:text-properties style:font-name="Source Code Pro" fo:font-size="40pt" style:font-size-asian="40pt" style:font-size-complex="40pt"/>
    </style:style>
    <style:style style:name="P5" style:family="paragraph">
      <loext:graphic-properties draw:opacity="67%"/>
      <style:paragraph-properties fo:text-align="center"/>
      <style:text-properties style:font-name="Source Code Pro" fo:font-size="40pt"/>
    </style:style>
    <style:style style:name="P6" style:family="paragraph">
      <style:paragraph-properties fo:text-align="center"/>
      <style:text-properties style:font-name="Source Code Pro" fo:font-size="60pt"/>
    </style:style>
    <style:style style:name="P7" style:family="paragraph">
      <loext:graphic-properties draw:opacity="67%"/>
      <style:paragraph-properties fo:text-align="center"/>
      <style:text-properties style:font-name="Source Code Pro" fo:font-size="60pt" style:font-size-asian="40pt" style:font-size-complex="40pt"/>
    </style:style>
    <style:style style:name="P8" style:family="paragraph">
      <style:paragraph-properties fo:text-align="center"/>
      <style:text-properties style:font-name="Source Code Pro" fo:font-size="60pt" style:font-size-asian="88pt" style:font-size-complex="88pt"/>
    </style:style>
    <style:style style:name="P9" style:family="paragraph">
      <loext:graphic-properties draw:opacity="67%"/>
      <style:paragraph-properties fo:text-align="center"/>
      <style:text-properties style:font-name="Source Code Pro" fo:font-size="60pt" style:font-size-asian="88pt" style:font-size-complex="88pt"/>
    </style:style>
    <style:style style:name="P10" style:family="paragraph">
      <style:paragraph-properties fo:text-align="center"/>
      <style:text-properties style:font-name="Source Code Pro" fo:font-size="60pt" style:font-size-asian="72pt" style:font-size-complex="72pt"/>
    </style:style>
    <style:style style:name="P11" style:family="paragraph">
      <loext:graphic-properties draw:opacity="67%"/>
      <style:paragraph-properties fo:text-align="center"/>
      <style:text-properties style:font-name="Source Code Pro" fo:font-size="60pt" style:font-size-asian="72pt" style:font-size-complex="72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size-asian="40pt" style:font-size-complex="40pt"/>
    </style:style>
    <style:style style:name="T4" style:family="text">
      <style:text-properties style:font-name-asian="Linux Biolinum G" style:font-size-asian="40pt" style:font-name-complex="Linux Biolinum G" style:font-size-complex="40pt"/>
    </style:style>
    <style:style style:name="T5" style:family="text">
      <style:text-properties style:font-size-asian="88pt" style:font-size-complex="88pt"/>
    </style:style>
    <style:style style:name="T6" style:family="text">
      <style:text-properties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4cm" svg:height="6.35cm" svg:x="2.794cm" svg:y="1.524cm">
          <text:p text:style-name="P1"><text:span text:style-name="T1">25 x 3</text:span></text:p>
          <text:p text:style-name="P1"><text:span text:style-name="T2">75</text:span></text:p>
          <draw:enhanced-geometry svg:viewBox="0 0 21600 21600" draw:mirror-horizontal="false" draw:mirror-vertical="false" draw:extrusion="false" draw:extrusion-skew="50 -135" draw:type="rectangle" draw:enhanced-path="M 0 0 L 21600 0 21600 21600 0 21600 0 0 Z N"/>
        </draw:custom-shape>
        <draw:custom-shape draw:style-name="gr2" draw:text-style-name="P4" draw:layer="layout" svg:width="3.81cm" svg:height="3.81cm" svg:x="2.794cm" svg:y="7.874cm">
          <text:p text:style-name="P3"><text:span text:style-name="T3">AC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6.604cm" svg:y="7.874cm">
          <text:p text:style-name="P3">+/-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10.414cm" svg:y="7.874cm">
          <text:p text:style-name="P3">%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.81cm" svg:height="3.81cm" svg:x="14.224cm" svg:y="7.874cm">
          <text:p text:style-name="P6"><text:span text:style-name="T4">÷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2.794cm" svg:y="11.684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6.604cm" svg:y="11.684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10.414cm" svg:y="11.684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3.81cm" svg:x="14.224cm" svg:y="11.684cm">
          <text:p text:style-name="P3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2.794cm" svg:y="15.49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6.604cm" svg:y="15.494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10.414cm" svg:y="15.494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3.81cm" svg:height="3.81cm" svg:x="14.224cm" svg:y="15.494cm">
          <text:p text:style-name="P8"><text:span text:style-name="T5">-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2.794cm" svg:y="19.304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6.604cm" svg:y="19.30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10.414cm" svg:y="19.304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81cm" svg:height="3.81cm" svg:x="14.224cm" svg:y="19.304cm">
          <text:p text:style-name="P10"><text:span text:style-name="T6">+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81cm" svg:x="2.794cm" svg:y="23.114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3.81cm" svg:x="10.414cm" svg:y="23.114cm">
          <text:p text:style-name="P3">.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81cm" svg:height="3.81cm" svg:x="14.224cm" svg:y="23.114cm">
          <text:p text:style-name="P10"><text:span text:style-name="T6">=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/>
    <style:font-face style:name="Linux Biolinum G1" svg:font-family="'Linux Biolinum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17T10:00:48.886536398</meta:creation-date>
    <meta:editing-duration>P0D</meta:editing-duration>
    <meta:editing-cycles>1</meta:editing-cycles>
    <meta:generator>LibreOffice/7.3.6.2$MacOSX_X86_64 LibreOffice_project/c28ca90fd6e1a19e189fc16c05f8f8924961e12e</meta:generator>
    <meta:document-statistic meta:object-count="20"/>
  </office:meta>
</office:document-meta>
</file>